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1180000004754EDCEB4338F3B0D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Consolas" svg:font-family="Consolas" style:font-family-generic="modern" style:font-pitch="fixed"/>
    <style:font-face style:name="Cambria" svg:font-family="Cambria" style:font-family-generic="roman" style:font-pitch="variable"/>
    <style:font-face style:name="Consolas1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ruebas1" style:family="table">
      <style:table-properties style:width="15.402cm" table:align="margins" style:may-break-between-rows="true" table:border-model="collapsing"/>
    </style:style>
    <style:style style:name="Pruebas1.A" style:family="table-column">
      <style:table-column-properties style:column-width="5.794cm" style:rel-column-width="24654*"/>
    </style:style>
    <style:style style:name="Pruebas1.B" style:family="table-column">
      <style:table-column-properties style:column-width="4.47cm" style:rel-column-width="19018*"/>
    </style:style>
    <style:style style:name="Pruebas1.C" style:family="table-column">
      <style:table-column-properties style:column-width="5.138cm" style:rel-column-width="21863*"/>
    </style:style>
    <style:style style:name="Pruebas1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ruebas1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Pruebas1.2" style:family="table-row">
      <style:table-row-properties fo:keep-together="auto"/>
    </style:style>
    <style:style style:name="Pruebas1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Pruebas1.B2" style:family="table-cell" style:data-style-name="N10000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Pruebas1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Pruebas1.B3" style:family="table-cell" style:data-style-name="N1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Pruebas1.C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Pruebas1.A5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Pruebas1.C5" style:family="table-cell" style:data-style-name="N1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Pruebas1.B6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Pruebas1.7" style:family="table-row">
      <style:table-row-properties style:min-row-height="0.961cm" fo:keep-together="auto"/>
    </style:style>
    <style:style style:name="Pruebas1.A7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Pruebas1.B7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Pruebas1.C7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Pruebas1.B8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Pruebas1.A9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Pruebas1.B9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Pruebas1.C9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Pruebas1.C10" style:family="table-cell" style:data-style-name="N1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Pruebas1.A11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Pruebas1.A12" style:family="table-cell">
      <style:table-cell-properties fo:background-color="#ffffff" fo:padding="0cm" fo:border="0.75pt solid #666666" style:writing-mode="page">
        <style:background-image/>
      </style:table-cell-properties>
    </style:style>
    <style:style style:name="Pruebas1.B12" style:family="table-cell">
      <style:table-cell-properties fo:background-color="#ffffff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Pruebas1.C12" style:family="table-cell">
      <style:table-cell-properties fo:background-color="#ffffff" fo:padding="0cm" fo:border="0.75pt solid #666666" style:writing-mode="page">
        <style:background-image/>
      </style:table-cell-properties>
    </style:style>
    <style:style style:name="Pruebas1.13" style:family="table-row">
      <style:table-row-properties style:min-row-height="1.69cm"/>
    </style:style>
    <style:style style:name="Pruebas1.A13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Pruebas1.B13" style:family="table-cell" style:data-style-name="N10000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Pruebas1.C13" style:family="table-cell" style:data-style-name="N10000">
      <style:table-cell-properties fo:background-color="#eeeeee" fo:padding="0cm" fo:border="0.75pt solid #666666" style:writing-mode="page">
        <style:background-image/>
      </style:table-cell-properties>
    </style:style>
    <style:style style:name="P1" style:family="paragraph" style:parent-style-name="Header">
      <style:text-properties officeooo:rsid="00252dab" officeooo:paragraph-rsid="001a9710"/>
    </style:style>
    <style:style style:name="P2" style:family="paragraph" style:parent-style-name="Standard">
      <style:paragraph-properties fo:line-height="115%" fo:text-align="justify" style:justify-single-word="false"/>
      <style:text-properties style:font-name="Cambria" fo:font-size="12pt" fo:font-style="normal" fo:font-weight="bold" style:font-size-asian="12pt" style:font-style-asian="normal" style:font-weight-asian="bold"/>
    </style:style>
    <style:style style:name="P3" style:family="paragraph" style:parent-style-name="Standard">
      <style:paragraph-properties fo:text-align="end" style:justify-single-word="false"/>
      <style:text-properties style:font-name="Cambria" fo:font-size="12pt" officeooo:rsid="00252dab" officeooo:paragraph-rsid="00252dab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.5pt" fo:font-style="normal" fo:text-shadow="none" style:text-underline-style="none" fo:font-weight="normal" officeooo:rsid="004cb56a" officeooo:paragraph-rsid="004cb56a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.5pt" fo:font-style="normal" fo:text-shadow="none" style:text-underline-style="none" fo:font-weight="normal" officeooo:rsid="004cb56a" officeooo:paragraph-rsid="004d51a9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.5pt" fo:font-style="normal" fo:text-shadow="none" style:text-underline-style="none" fo:font-weight="normal" officeooo:rsid="004cb56a" officeooo:paragraph-rsid="004d9645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.5pt" fo:font-style="normal" fo:text-shadow="none" style:text-underline-style="none" fo:font-weight="normal" officeooo:rsid="004cb56a" officeooo:paragraph-rsid="004e3589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.5pt" fo:font-style="normal" fo:text-shadow="none" style:text-underline-style="none" fo:font-weight="normal" officeooo:rsid="004cbb8c" officeooo:paragraph-rsid="004cbb8c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.5pt" fo:font-style="normal" fo:text-shadow="none" style:text-underline-style="none" fo:font-weight="normal" officeooo:rsid="004cbb8c" officeooo:paragraph-rsid="004d4ab6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.5pt" fo:font-style="normal" fo:text-shadow="none" style:text-underline-style="none" fo:font-weight="normal" officeooo:rsid="004cbb8c" officeooo:paragraph-rsid="004d51a9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.5pt" fo:font-style="normal" fo:text-shadow="none" style:text-underline-style="none" fo:font-weight="normal" officeooo:rsid="004cbb8c" officeooo:paragraph-rsid="004e3589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.5pt" fo:font-style="normal" fo:text-shadow="none" style:text-underline-style="none" fo:font-weight="normal" officeooo:paragraph-rsid="004d9645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.5pt" fo:font-style="normal" fo:text-shadow="none" style:text-underline-style="none" fo:font-weight="normal" officeooo:rsid="0049f352" officeooo:paragraph-rsid="0049f352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nsolas" fo:font-size="10pt" fo:font-style="normal" fo:text-shadow="none" style:text-underline-style="none" fo:font-weight="normal" officeooo:rsid="004cb56a" officeooo:paragraph-rsid="004cbb8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font-name="Consolas1" fo:font-size="10pt" officeooo:paragraph-rsid="004cb56a" style:font-size-asian="10pt"/>
    </style:style>
    <style:style style:name="P16" style:family="paragraph" style:parent-style-name="Standard">
      <style:paragraph-properties fo:text-align="end" style:justify-single-word="false"/>
      <style:text-properties fo:color="#75132e" loext:opacity="100%" style:font-name="Cambria" fo:font-size="12pt" fo:font-weight="bold" officeooo:rsid="00252dab" officeooo:paragraph-rsid="00252dab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00c87d" loext:opacity="100%" style:font-name="Consolas1" fo:font-size="10pt" officeooo:paragraph-rsid="004cb56a" style:font-size-asian="10pt"/>
    </style:style>
    <style:style style:name="P18" style:family="paragraph" style:parent-style-name="Standard">
      <style:paragraph-properties fo:margin-top="0cm" fo:margin-bottom="0.101cm" style:contextual-spacing="false" fo:line-height="115%" fo:text-align="justify" style:justify-single-word="false"/>
      <style:text-properties fo:color="#5d2134" loext:opacity="100%" style:font-name="Cambria" fo:font-weight="bold" officeooo:rsid="002a82e1" officeooo:paragraph-rsid="002a82e1" style:font-weight-asian="bold" style:font-weight-complex="bold"/>
    </style:style>
    <style:style style:name="P19" style:family="paragraph" style:parent-style-name="Standard">
      <style:paragraph-properties fo:margin-top="0cm" fo:margin-bottom="0.101cm" style:contextual-spacing="false" fo:line-height="115%" fo:text-align="justify" style:justify-single-word="false"/>
      <style:text-properties style:font-name="Cambria" fo:font-size="12pt" fo:font-weight="bold" style:font-size-asian="12pt" style:font-weight-asian="bold" style:font-size-complex="12pt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c7cff" officeooo:paragraph-rsid="002c7c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480e9a" officeooo:paragraph-rsid="00480e9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49e2b1" officeooo:paragraph-rsid="0049e2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ea2c8" officeooo:paragraph-rsid="003ea2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ea2c8" officeooo:paragraph-rsid="004cbb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ea2c8" officeooo:paragraph-rsid="004069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ea2c8" officeooo:paragraph-rsid="004d51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ea2c8" officeooo:paragraph-rsid="004d96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4d51a9" officeooo:paragraph-rsid="004d96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4d51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4e3589" officeooo:paragraph-rsid="004e35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officeooo:paragraph-rsid="004d9645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Consolas" fo:font-size="10pt" fo:font-style="normal" fo:text-shadow="none" style:text-underline-style="none" fo:font-weight="normal" officeooo:rsid="004d4ab6" officeooo:paragraph-rsid="004d4ab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Consolas" fo:font-size="10pt" fo:font-style="normal" fo:text-shadow="none" style:text-underline-style="none" fo:font-weight="normal" officeooo:rsid="004d4ab6" officeooo:paragraph-rsid="004d964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Consolas" fo:font-size="10pt" fo:font-style="normal" fo:text-shadow="none" style:text-underline-style="none" fo:font-weight="normal" officeooo:rsid="004cb56a" officeooo:paragraph-rsid="004cbb8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Consolas" fo:font-size="10pt" fo:font-style="normal" fo:text-shadow="none" style:text-underline-style="none" fo:font-weight="normal" officeooo:rsid="004d51a9" officeooo:paragraph-rsid="004d51a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Consolas" fo:font-size="10pt" fo:font-style="normal" fo:text-shadow="none" style:text-underline-style="none" fo:font-weight="normal" officeooo:rsid="004d51a9" officeooo:paragraph-rsid="004d964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loext:opacity="100%" style:text-outline="false" style:text-line-through-style="none" style:text-line-through-type="none" style:font-name="Consolas" fo:font-size="10pt" fo:font-style="normal" fo:text-shadow="none" style:text-underline-style="none" fo:font-weight="normal" officeooo:rsid="004d51a9" officeooo:paragraph-rsid="004d51a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4d4ab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4d964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4cbb8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Consolas" fo:font-size="10pt" fo:font-style="normal" fo:text-shadow="none" style:text-underline-style="none" fo:font-weight="normal" officeooo:rsid="004d9645" officeooo:paragraph-rsid="004d964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Consolas" fo:font-size="10pt" fo:font-style="normal" fo:text-shadow="none" style:text-underline-style="none" fo:font-weight="normal" officeooo:rsid="00521930" officeooo:paragraph-rsid="0052193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Consolas" fo:font-size="10pt" fo:font-style="normal" fo:text-shadow="none" style:text-underline-style="none" fo:font-weight="normal" officeooo:rsid="00537d6c" officeooo:paragraph-rsid="00537d6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Consolas" fo:font-size="10pt" fo:font-style="italic" fo:text-shadow="none" style:text-underline-style="none" fo:font-weight="normal" officeooo:rsid="004d51a9" officeooo:paragraph-rsid="004d9645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4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style:font-size-asian="10pt"/>
    </style:style>
    <style:style style:name="P4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officeooo:paragraph-rsid="004e3589" style:font-size-asian="10pt" style:font-size-complex="10pt"/>
    </style:style>
    <style:style style:name="P4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c87d" loext:opacity="100%" style:font-name="Consolas1" fo:font-size="10pt" style:font-size-asian="10pt"/>
    </style:style>
    <style:style style:name="P48" style:family="paragraph" style:parent-style-name="Standard">
      <style:paragraph-properties fo:margin-top="0cm" fo:margin-bottom="0.139cm" style:contextual-spacing="false" fo:line-height="115%" fo:text-align="justify" style:justify-single-word="false"/>
      <style:text-properties fo:font-size="14pt" officeooo:paragraph-rsid="00480e9a" style:font-size-asian="14pt" style:font-size-complex="14pt"/>
    </style:style>
    <style:style style:name="P4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rsid="004d4ab6" officeooo:paragraph-rsid="004d4ab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0" style:family="paragraph" style:parent-style-name="Heading_20_1">
      <style:paragraph-properties fo:text-align="center" style:justify-single-word="false"/>
      <style:text-properties fo:color="#75132e" loext:opacity="100%" style:font-name="Cambria" officeooo:rsid="001a9710" officeooo:paragraph-rsid="001a9710"/>
    </style:style>
    <style:style style:name="T1" style:family="text">
      <style:text-properties officeooo:rsid="00480e9a"/>
    </style:style>
    <style:style style:name="T2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4d4ab6" style:font-style-asian="normal" style:font-weight-asian="normal" style:font-style-complex="normal" style:font-weight-complex="normal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4d51a9" style:font-style-asian="normal" style:font-weight-asian="normal" style:font-style-complex="normal" style:font-weight-complex="normal" style:text-overline-style="none" style:text-overline-color="font-color"/>
    </style:style>
    <style:style style:name="T4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4d9645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4cb56a" style:font-style-asian="normal" style:font-weight-asian="normal" style:font-style-complex="normal" style:font-weight-complex="normal" style:text-overline-style="none" style:text-overline-color="font-color"/>
    </style:style>
    <style:style style:name="T6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4e3589" style:font-style-asian="normal" style:font-weight-asian="normal" style:font-style-complex="normal" style:font-weight-complex="normal" style:text-overline-style="none" style:text-overline-color="font-color"/>
    </style:style>
    <style:style style:name="T7" style:family="text"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4d51a9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4d964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5d2134" loext:opacity="100%" style:font-name="Cambria" fo:font-weight="bold" officeooo:rsid="00480e9a" style:font-weight-asian="bold"/>
    </style:style>
    <style:style style:name="T10" style:family="text">
      <style:text-properties fo:color="#5d2134" loext:opacity="100%" style:font-name="Cambria" fo:font-weight="bold" officeooo:rsid="004cb56a" style:font-weight-asian="bold"/>
    </style:style>
    <style:style style:name="T11" style:family="text">
      <style:text-properties officeooo:rsid="004d51a9"/>
    </style:style>
    <style:style style:name="T12" style:family="text">
      <style:text-properties style:font-name="Liberation Sans"/>
    </style:style>
    <style:style style:name="T13" style:family="text">
      <style:text-properties style:font-name="Liberation Sans" fo:font-size="10pt" style:font-size-asian="10pt"/>
    </style:style>
    <style:style style:name="T14" style:family="text">
      <style:text-properties style:font-name="Liberation Sans" fo:font-size="10pt" officeooo:rsid="004d9645" style:font-size-asian="10pt"/>
    </style:style>
    <style:style style:name="T15" style:family="text">
      <style:text-properties style:font-name="Liberation Sans" fo:font-size="10pt" officeooo:rsid="004d51a9" style:font-size-asian="10pt"/>
    </style:style>
    <style:style style:name="T16" style:family="text">
      <style:text-properties style:font-name="Liberation Sans" fo:font-style="italic" style:font-style-asian="italic" style:font-style-complex="italic"/>
    </style:style>
    <style:style style:name="T17" style:family="text">
      <style:text-properties style:font-name="Liberation Sans" fo:font-style="italic" officeooo:rsid="004e3589" style:font-style-asian="italic" style:font-style-complex="italic"/>
    </style:style>
    <style:style style:name="T18" style:family="text">
      <style:text-properties style:font-name="Liberation Sans" officeooo:rsid="004e3589"/>
    </style:style>
    <style:style style:name="T19" style:family="text">
      <style:text-properties officeooo:rsid="004d9645"/>
    </style:style>
    <style:style style:name="T20" style:family="text">
      <style:text-properties officeooo:rsid="004e3589"/>
    </style:style>
    <style:style style:name="T21" style:family="text">
      <style:text-properties fo:font-style="normal" officeooo:rsid="004e3589" style:font-style-asian="normal" style:font-style-complex="normal"/>
    </style:style>
    <style:style style:name="T22" style:family="text">
      <style:text-properties officeooo:rsid="0053c52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.062cm, 0.072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16">ANDREA FERNÁNDEZ JOGLAR – 1º DAM</text:p>
      <text:h text:style-name="P50" text:outline-level="1">TAREA DE ENTREGA</text:h>
      <text:p text:style-name="P48"><text:span text:style-name="T9">ACTIVIDAD </text:span><text:span text:style-name="T10">MATRICES</text:span></text:p>
      <text:p text:style-name="P2"/>
      <text:p text:style-name="P18">BATERÍA DE PRUEBAS</text:p>
      <table:table table:name="Pruebas1" table:style-name="Pruebas1" table:template-name="Simple Grid Rows">
        <table:table-column table:style-name="Pruebas1.A"/>
        <table:table-column table:style-name="Pruebas1.B"/>
        <table:table-column table:style-name="Pruebas1.C"/>
        <table:table-row>
          <table:table-cell table:style-name="Pruebas1.A1" office:value-type="string">
            <text:p text:style-name="P20">Caso de prueba</text:p>
          </table:table-cell>
          <table:table-cell table:style-name="Pruebas1.B1" office:value-type="string">
            <text:p text:style-name="P20">Entrada</text:p>
          </table:table-cell>
          <table:table-cell table:style-name="Pruebas1.A1" office:value-type="string">
            <text:p text:style-name="P20">Salida</text:p>
          </table:table-cell>
        </table:table-row>
        <table:table-row table:style-name="Pruebas1.2">
          <table:table-cell table:style-name="Pruebas1.A2" office:value-type="string">
            <text:p text:style-name="P30">void main ()</text:p>
            <text:p text:style-name="P30"/>
          </table:table-cell>
          <table:table-cell table:style-name="Pruebas1.B2" office:value-type="float" office:value="0">
            <text:p text:style-name="P11">{{ 5, 6, 2,-4},</text:p>
            <text:p text:style-name="P11">{ 6, 7, 8, 3},</text:p>
            <text:p text:style-name="P11">{10, 4,-5, 9},</text:p>
            <text:p text:style-name="P11">{ 4,-7, <text:span text:style-name="T11">1</text:span>, 1<text:span text:style-name="T22">2</text:span>}};</text:p>
          </table:table-cell>
          <table:table-cell table:style-name="Pruebas1.A2" office:value-type="string">
            <text:p text:style-name="P42">Matriz 1: Es mccud.</text:p>
          </table:table-cell>
        </table:table-row>
        <table:table-row>
          <table:table-cell table:style-name="Pruebas1.A11" office:value-type="string">
            <text:p text:style-name="P30">void main ()</text:p>
            <text:p text:style-name="P30"/>
          </table:table-cell>
          <table:table-cell table:style-name="Pruebas1.B3" office:value-type="float" office:value="0">
            <text:p text:style-name="P11">{{ 5, 6, 2,-4},</text:p>
            <text:p text:style-name="P11">{ 6, 7, 8, 3},</text:p>
            <text:p text:style-name="P11">{10, 4,-5, 9},</text:p>
            <text:p text:style-name="P11">{ 4,-7, <text:span text:style-name="T20">1</text:span><text:span text:style-name="T22">2</text:span>, 1}};</text:p>
          </table:table-cell>
          <table:table-cell table:style-name="Pruebas1.C3" office:value-type="string">
            <text:p text:style-name="P46"><text:span text:style-name="T2">Matriz </text:span><text:span text:style-name="T6">2</text:span><text:span text:style-name="T2">: </text:span><text:span text:style-name="T6">No es</text:span><text:span text:style-name="T2"> mcc</text:span><text:span text:style-name="T4">ud</text:span><text:span text:style-name="T2">.</text:span></text:p>
          </table:table-cell>
        </table:table-row>
        <table:table-row table:style-name="Pruebas1.2">
          <table:table-cell table:style-name="Pruebas1.A2" office:value-type="string">
            <text:p text:style-name="P21">void leerMatriz(int [][]m)</text:p>
          </table:table-cell>
          <table:table-cell table:style-name="Pruebas1.B2" office:value-type="float" office:value="0">
            <text:p text:style-name="P4">Dimensión de la matriz cuadrada: 3</text:p>
            <text:p text:style-name="P4"/>
            <text:p text:style-name="P7">2, 4, 1</text:p>
            <text:p text:style-name="P7">3, 5, 6</text:p>
            <text:p text:style-name="P7">8, 1, 5</text:p>
            <text:p text:style-name="P4"/>
          </table:table-cell>
          <table:table-cell table:style-name="Pruebas1.A2" office:value-type="string">
            <text:p text:style-name="P15">Introduce la dimensión de la matriz cuadrada: </text:p>
            <text:p text:style-name="P47">3</text:p>
            <text:p text:style-name="P45">[0, 0]</text:p>
            <text:p text:style-name="P47">2</text:p>
            <text:p text:style-name="P45">[0, 1]</text:p>
            <text:p text:style-name="P47">4</text:p>
            <text:p text:style-name="P45">[0, 2]</text:p>
            <text:p text:style-name="P47">1</text:p>
            <text:p text:style-name="P45">[1, 0]</text:p>
            <text:p text:style-name="P47">3</text:p>
            <text:p text:style-name="P45">[1, 1]</text:p>
            <text:p text:style-name="P47">5</text:p>
            <text:p text:style-name="P45">[1, 2]</text:p>
            <text:p text:style-name="P47">6</text:p>
            <text:p text:style-name="P45">[2, 0]</text:p>
            <text:p text:style-name="P47">8</text:p>
            <text:p text:style-name="P45">[2, 1]</text:p>
            <text:p text:style-name="P47">1</text:p>
            <text:p text:style-name="P45">[2, 2]</text:p>
            <text:p text:style-name="P17">5</text:p>
          </table:table-cell>
        </table:table-row>
        <table:table-row>
          <table:table-cell table:style-name="Pruebas1.A11" office:value-type="string">
            <text:p text:style-name="P22">void imprimeMatriz(int [][]m)</text:p>
          </table:table-cell>
          <table:table-cell table:style-name="Pruebas1.B3" office:value-type="float" office:value="0">
            <text:p text:style-name="P4">Dimensión de la matriz cuadrada: 3</text:p>
            <text:p text:style-name="P4"/>
            <text:p text:style-name="P7">2, 4, 1</text:p>
            <text:p text:style-name="P7">3, 5, 6</text:p>
            <text:p text:style-name="P7">8, 1, 5</text:p>
          </table:table-cell>
          <table:table-cell table:style-name="Pruebas1.C5" office:value-type="float" office:value="0">
            <text:p text:style-name="P14">2<text:tab/>4<text:tab/>1<text:tab/></text:p>
            <text:p text:style-name="P40">3<text:tab/>5<text:tab/>6<text:tab/></text:p>
            <text:p text:style-name="P34">8<text:tab/>1<text:tab/>5</text:p>
          </table:table-cell>
        </table:table-row>
        <table:table-row table:style-name="Pruebas1.2">
          <table:table-cell table:style-name="Pruebas1.A2" office:value-type="string">
            <text:p text:style-name="P23">boolean todosDistintos(int []m)</text:p>
          </table:table-cell>
          <table:table-cell table:style-name="Pruebas1.B6" office:value-type="string">
            <text:p text:style-name="P13">{2,4,6,7,8,9}</text:p>
          </table:table-cell>
          <table:table-cell table:style-name="Pruebas1.A2" office:value-type="string">
            <text:p text:style-name="P43">true</text:p>
          </table:table-cell>
        </table:table-row>
        <table:table-row table:style-name="Pruebas1.7">
          <table:table-cell table:style-name="Pruebas1.A11" office:value-type="string">
            <text:p text:style-name="P24">boolean todosDistintos(int []m)</text:p>
          </table:table-cell>
          <table:table-cell table:style-name="Pruebas1.B7" office:value-type="string">
            <text:p text:style-name="P8">{2,4,6,6,8,9}</text:p>
          </table:table-cell>
          <table:table-cell table:style-name="Pruebas1.C7" office:value-type="string">
            <text:p text:style-name="P43">false</text:p>
          </table:table-cell>
        </table:table-row>
        <table:table-row table:style-name="Pruebas1.7">
          <table:table-cell table:style-name="Pruebas1.A2" office:value-type="string">
            <text:p text:style-name="P25">int maximo(int [] m)</text:p>
          </table:table-cell>
          <table:table-cell table:style-name="Pruebas1.B8" office:value-type="string">
            <text:p text:style-name="P8">{2,4,6,7,8,9}</text:p>
          </table:table-cell>
          <table:table-cell table:style-name="Pruebas1.A2" office:value-type="string">
            <text:p text:style-name="P49">Máximo: 9</text:p>
          </table:table-cell>
        </table:table-row>
        <table:table-row table:style-name="Pruebas1.7">
          <table:table-cell table:style-name="Pruebas1.A11" office:value-type="string">
            <text:p text:style-name="P25">int posMax(int []m)</text:p>
          </table:table-cell>
          <table:table-cell table:style-name="Pruebas1.B9" office:value-type="string">
            <text:p text:style-name="P9">{1,4,12,3,9,2}</text:p>
          </table:table-cell>
          <table:table-cell table:style-name="Pruebas1.C9" office:value-type="string">
            <text:p text:style-name="P32">Posición máximo: [2]</text:p>
          </table:table-cell>
        </table:table-row>
        <text:soft-page-break/>
        <table:table-row table:style-name="Pruebas1.7">
          <table:table-cell table:style-name="Pruebas1.A2" office:value-type="string">
            <text:p text:style-name="P25">boolean mccud (int [][] m)</text:p>
            <text:p text:style-name="P29"><text:span text:style-name="T7">(matriz </text:span><text:span text:style-name="T8">mat_</text:span><text:span text:style-name="T7">mccud</text:span><text:span text:style-name="T8"> del</text:span><text:span text:style-name="T7"> ejemplo)</text:span></text:p>
          </table:table-cell>
          <table:table-cell table:style-name="Pruebas1.B2" office:value-type="float" office:value="0">
            <text:p text:style-name="P8">{{ 5, 6, 2,-4},</text:p>
            <text:p text:style-name="P8">{ 6, 7, 8, 3},</text:p>
            <text:p text:style-name="P8">{10, 4,-5, 9},</text:p>
            <text:p text:style-name="P8">{ 4,-7, 1, 12}};</text:p>
          </table:table-cell>
          <table:table-cell table:style-name="Pruebas1.C10" office:value-type="float" office:value="0">
            <text:p text:style-name="P35">true</text:p>
            <text:p text:style-name="P32"/>
            <text:p text:style-name="P37"><text:span text:style-name="T20">(</text:span><text:span text:style-name="T16">Se imprime lo siguiente </text:span><text:span text:style-name="T17">en el main</text:span><text:span text:style-name="T16">:</text:span> </text:p>
            <text:p text:style-name="P32">Matriz 1: Es mcc<text:span text:style-name="T19">ud</text:span>.<text:span text:style-name="T20">)</text:span></text:p>
          </table:table-cell>
        </table:table-row>
        <table:table-row table:style-name="Pruebas1.7">
          <table:table-cell table:style-name="Pruebas1.A11" office:value-type="string">
            <text:p text:style-name="P26">boolean mccud (int [][] m)</text:p>
            <text:p text:style-name="P28"><text:span text:style-name="T13">(matriz </text:span><text:span text:style-name="T14">no_mat_</text:span><text:span text:style-name="T13">mccud</text:span><text:span text:style-name="T14"> del</text:span><text:span text:style-name="T13"> ejemplo)</text:span></text:p>
          </table:table-cell>
          <table:table-cell table:style-name="Pruebas1.B3" office:value-type="float" office:value="0">
            <text:p text:style-name="P10">{{ 5, 6, 2,-4},</text:p>
            <text:p text:style-name="P10">{ 6, 7, 8, 3},</text:p>
            <text:p text:style-name="P10">{10, 4,-5, 9},</text:p>
            <text:p text:style-name="P10">{ 4,-7, <text:span text:style-name="T11">12</text:span>, 1}};</text:p>
          </table:table-cell>
          <table:table-cell table:style-name="Pruebas1.C5" office:value-type="float" office:value="0">
            <text:p text:style-name="P35">false</text:p>
            <text:p text:style-name="P32"/>
            <text:p text:style-name="P35"><text:span text:style-name="T20">(</text:span><text:span text:style-name="T16">Se imprime lo siguiente </text:span><text:span text:style-name="T17">en el main</text:span><text:span text:style-name="T16">: </text:span></text:p>
            <text:p text:style-name="P38"><text:span text:style-name="T2">Matriz </text:span><text:span text:style-name="T3">2</text:span><text:span text:style-name="T2">: </text:span><text:span text:style-name="T3">No es</text:span><text:span text:style-name="T2"> mccu</text:span><text:span text:style-name="T4">d</text:span><text:span text:style-name="T2">.</text:span><text:span text:style-name="T20">)</text:span></text:p>
          </table:table-cell>
        </table:table-row>
        <table:table-row table:style-name="Pruebas1.7">
          <table:table-cell table:style-name="Pruebas1.A12" office:value-type="string">
            <text:p text:style-name="P26">boolean mccud (int [][] m)</text:p>
            <text:p text:style-name="P31"><text:span text:style-name="T7">(matriz </text:span><text:span text:style-name="T8">introducida por el usuario</text:span><text:span text:style-name="T7">)</text:span></text:p>
          </table:table-cell>
          <table:table-cell table:style-name="Pruebas1.B12" office:value-type="string">
            <text:p text:style-name="P5">Dimensión de la matriz cuadrada: 3</text:p>
            <text:p text:style-name="P5"/>
            <text:p text:style-name="P6"><text:span text:style-name="T19">{</text:span>2, 4, 1<text:span text:style-name="T19">}</text:span></text:p>
            <text:p text:style-name="P6"><text:span text:style-name="T19">{</text:span>3, 5, 6<text:span text:style-name="T19">}</text:span></text:p>
            <text:p text:style-name="P6"><text:span text:style-name="T19">{</text:span>8, 1, 5<text:span text:style-name="T19">}</text:span></text:p>
          </table:table-cell>
          <table:table-cell table:style-name="Pruebas1.C12" office:value-type="string">
            <text:p text:style-name="P36">true</text:p>
            <text:p text:style-name="P33"/>
            <text:p text:style-name="P44"><text:span text:style-name="T21">(</text:span><text:span text:style-name="T12">Se imprime lo siguiente </text:span><text:span text:style-name="T18">en el main</text:span><text:span text:style-name="T12">: </text:span></text:p>
            <text:p text:style-name="P33">Es mcc<text:span text:style-name="T19">ud.</text:span><text:span text:style-name="T20">)</text:span></text:p>
          </table:table-cell>
        </table:table-row>
        <table:table-row table:style-name="Pruebas1.13">
          <table:table-cell table:style-name="Pruebas1.A13" office:value-type="string">
            <text:p text:style-name="P27">boolean mccud (int [][] m)</text:p>
            <text:p text:style-name="P27"><text:span text:style-name="T15">(matriz </text:span><text:span text:style-name="T14">introducida por el usuario</text:span><text:span text:style-name="T15">)</text:span></text:p>
          </table:table-cell>
          <table:table-cell table:style-name="Pruebas1.B13" office:value-type="float" office:value="0">
            <text:p text:style-name="P6">Dimensión de la matriz cuadrada: <text:span text:style-name="T19">3</text:span></text:p>
            <text:p text:style-name="P6"/>
            <text:p text:style-name="P6"><text:span text:style-name="T19">{</text:span>2, 4, 1<text:span text:style-name="T19">}</text:span></text:p>
            <text:p text:style-name="P12"><text:span text:style-name="T4">{</text:span><text:span text:style-name="T5">3, </text:span><text:span text:style-name="T4">6</text:span><text:span text:style-name="T5">, </text:span><text:span text:style-name="T4">5}</text:span></text:p>
            <text:p text:style-name="P6"><text:span text:style-name="T19">{9</text:span>, 1, <text:span text:style-name="T19">7}</text:span></text:p>
          </table:table-cell>
          <table:table-cell table:style-name="Pruebas1.C13" office:value-type="float" office:value="0">
            <text:p text:style-name="P41">false</text:p>
            <text:p text:style-name="P41"/>
            <text:p text:style-name="P36"><text:span text:style-name="T18">(</text:span><text:span text:style-name="T16">Se imprime lo siguiente </text:span><text:span text:style-name="T17">en el main</text:span><text:span text:style-name="T16">:</text:span> </text:p>
            <text:p text:style-name="P39"><text:span text:style-name="T4">No es</text:span><text:span text:style-name="T2"> mcc</text:span><text:span text:style-name="T4">ud.</text:span><text:span text:style-name="T20">)</text:span>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Consolas" svg:font-family="Consolas" style:font-family-generic="modern" style:font-pitch="fixed"/>
    <style:font-face style:name="Cambria" svg:font-family="Cambria" style:font-family-generic="roman" style:font-pitch="variable"/>
    <style:font-face style:name="Consolas1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s" number:country="ES">
      <number:number number:min-integer-digits="1"/>
    </number:number-style>
    <number:text-style style:name="N10100" number:language="es" number:country="ES">
      <number:text-content/>
    </number:text-style>
    <style:style style:name="Simple_20_Grid_20_Rows.1" style:display-name="Simple Grid Rows.1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2" style:display-name="Simple Grid Rows.2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3" style:display-name="Simple Grid Rows.3" style:family="table-cell" style:data-style-name="N1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4" style:display-name="Simple Grid Rows.4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5" style:display-name="Simple Grid Rows.5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6" style:display-name="Simple Grid Rows.6" style:family="table-cell" style:data-style-name="N101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7" style:display-name="Simple Grid Rows.7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8" style:display-name="Simple Grid Rows.8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9" style:display-name="Simple Grid Rows.9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0" style:display-name="Simple Grid Rows.10" style:family="table-cell" style:data-style-name="N100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1" style:display-name="Simple Grid Rows.11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2" style:display-name="Simple Grid Rows.12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3" style:display-name="Simple Grid Rows.13" style:family="table-cell" style:data-style-name="N101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4" style:display-name="Simple Grid Rows.14" style:family="table-cell" style:data-style-name="N100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5" style:display-name="Simple Grid Rows.15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6" style:display-name="Simple Grid Rows.16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252dab" officeooo:paragraph-rsid="001a9710"/>
    </style:style>
    <style:style style:name="MT1" style:family="text">
      <style:text-properties officeooo:rsid="00480e9a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.062cm, 0.072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.799cm" fo:margin-bottom="2.799cm" fo:margin-left="2.799cm" fo:margin-right="2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1" text:anchor-type="char" svg:x="9.477cm" svg:y="-1.032cm" svg:width="7.35cm" svg:height="1.806cm" draw:z-index="1"><draw:image xlink:href="Pictures/10000201000001180000004754EDCEB4338F3B0D.png" xlink:type="simple" xlink:show="embed" xlink:actuate="onLoad" draw:mime-type="image/png"/></draw:frame>PROGRAMACIÓN – TEMA <text:span text:style-name="MT1">3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13T17:56:00</meta:creation-date>
    <meta:initial-creator>Usuario</meta:initial-creator>
    <dc:date>2023-12-19T10:55:18.733000000</dc:date>
    <meta:editing-duration>PT1H59M47S</meta:editing-duration>
    <meta:editing-cycles>24</meta:editing-cycles>
    <meta:generator>LibreOffice/7.0.1.2$Windows_X86_64 LibreOffice_project/7cbcfc562f6eb6708b5ff7d7397325de9e764452</meta:generator>
    <meta:document-statistic meta:table-count="1" meta:image-count="1" meta:object-count="0" meta:page-count="2" meta:paragraph-count="101" meta:word-count="318" meta:character-count="1508" meta:non-whitespace-character-count="1282"/>
  </office:meta>
</office:document-meta>
</file>